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7.62cm">
          <text:p text:style-name="P4"/>
        </draw:line>
        <draw:frame draw:style-name="gr3" draw:text-style-name="P5" draw:layer="layout" svg:width="6.35cm" svg:height="4.043cm" svg:x="0.635cm" svg:y="3.264cm">
          <draw:text-box>
            <text:p text:style-name="P4"><text:span text:style-name="T2">address</text:span></text:p>
            <text:p text:style-name="P4"><text:span text:style-name="T2">address=</text:span></text:p>
            <text:p text:style-name="P4"><text:span text:style-name="T2">family</text:span></text:p>
            <text:p text:style-name="P4"><text:span text:style-name="T2">family=</text:span></text:p>
            <text:p text:style-name="P4"><text:span text:style-name="T2">init</text:span></text:p>
            <text:p text:style-name="P4"><text:span text:style-name="T2">makeStem</text:span></text:p>
            <text:p text:style-name="P4"><text:span text:style-name="T2">port</text:span></text:p>
            <text:p text:style-name="P4"><text:span text:style-name="T2">port=</text:span></text:p>
          </draw:text-box>
        </draw:frame>
        <draw:line draw:style-name="gr2" draw:text-style-name="P3" draw:layer="layout" svg:x1="6.985cm" svg:y1="7.62cm" svg:x2="0.635cm" svg:y2="7.62cm">
          <text:p text:style-name="P4"/>
        </draw:line>
        <draw:custom-shape draw:style-name="gr1" draw:text-style-name="P2" draw:layer="layout" svg:width="6.35cm" svg:height="0.635cm" svg:x="0.635cm" svg:y="1.905cm">
          <text:p text:style-name="P1"><text:span text:style-name="T1">InetAddres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William Ashley</meta:initial-creator>
    <meta:creation-date>2007-06-19T13:48:44</meta:creation-date>
    <dc:creator>William Ashley</dc:creator>
    <dc:date>2008-09-14T19:21:35</dc:date>
    <meta:editing-cycles>15</meta:editing-cycles>
    <meta:editing-duration>PT53M3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